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1pt" fo:language="en" fo:country="GB" style:font-size-asian="11pt" style:language-asian="zxx" style:country-asian="none" style:font-size-complex="11pt" style:language-complex="zxx" style:country-complex="none"/>
    </style:style>
    <style:style style:name="P2" style:family="paragraph" style:parent-style-name="Standard">
      <style:text-properties fo:font-size="11pt" fo:language="en" fo:country="GB" style:font-size-asian="11pt" style:language-asian="zxx" style:country-asian="none" style:font-size-complex="11pt" style:language-complex="zxx" style:country-complex="none"/>
    </style:style>
    <style:style style:name="P3" style:family="paragraph" style:parent-style-name="Standard">
      <style:paragraph-properties fo:text-align="start" style:justify-single-word="false"/>
      <style:text-properties fo:font-size="11pt" fo:language="en" fo:country="GB" style:font-size-asian="11pt" style:language-asian="zxx" style:country-asian="none" style:font-size-complex="11pt" style:language-complex="zxx" style:country-complex="none"/>
    </style:style>
    <style:style style:name="P4" style:family="paragraph" style:parent-style-name="Standard">
      <style:paragraph-properties fo:text-align="center" style:justify-single-word="false"/>
      <style:text-properties fo:font-size="11pt" fo:language="en" fo:country="GB" style:font-size-asian="11pt" style:language-asian="zxx" style:country-asian="none" style:font-size-complex="11pt" style:language-complex="zxx" style:country-complex="none"/>
    </style:style>
    <style:style style:name="P5" style:family="paragraph" style:parent-style-name="Standard">
      <style:paragraph-properties fo:text-align="start" style:justify-single-word="false"/>
      <style:text-properties fo:font-size="11pt" fo:language="nb" fo:country="NO" style:font-size-asian="11pt" style:language-asian="zxx" style:country-asian="none" style:font-size-complex="11pt" style:language-complex="zxx" style:country-complex="none"/>
    </style:style>
    <style:style style:name="T1" style:family="text">
      <style:text-properties fo:language="nb" fo:country="N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Knut Øien, 091379</text:p>
      <text:p text:style-name="P4">Individual reflection paper</text:p>
      <text:p text:style-name="P4">Bachelor in Game Programming</text:p>
      <text:p text:style-name="P4">23.05.12</text:p>
      <text:p text:style-name="P1"/>
      <text:p text:style-name="P1">Working as a team</text:p>
      <text:p text:style-name="P1"/>
      <text:p text:style-name="P1">I think we have worked pretty well as a team. There was some minor issues arising now and then, but they were quickly resolved. The reason it went this well was probably because of the small size of the group.</text:p>
      <text:p text:style-name="P1">We did not appoint a group leader or any other roles. This would really have hurt us if we had one or two more <text:span text:style-name="T1">group members. We all worked individually on many aspects of the game. This allowed us to minimize merging problems. Some problems came from integrating the code. This was also solved quickly since we had regular meetings and skype converstations.</text:span></text:p>
      <text:p text:style-name="P1"><text:span text:style-name="T1"/></text:p>
      <text:p text:style-name="P1"><text:span text:style-name="T1">Working with Krillbite</text:span></text:p>
      <text:p text:style-name="P1"><text:span text:style-name="T1"/></text:p>
      <text:p text:style-name="P1">Individual work</text:p>
      <text:p text:style-name="P1"/>
      <text:p text:style-name="P5">Looking back at the development of our game. The work load was mostly constant trouhgout the project. This reduced alot of the stress that might occur. </text:p>
      <text:p text:style-name="P1"/>
      <text:p text:style-name="P1">Development process</text:p>
      <text:p text:style-name="P1"/>
      <text:p text:style-name="P1">Help from supervisor</text:p>
      <text:p text:style-name="P1"/>
      <text:p text:style-name="P1"><text:tab/><text:tab/><text:tab/></text:p>
      <text:p text:style-name="P1"/>
      <text:p text:style-name="P1"><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3H25M55S</meta:editing-duration>
    <meta:editing-cycles>6</meta:editing-cycles>
    <meta:generator>OpenOffice.org/3.2$Win32 OpenOffice.org_project/320m18$Build-9502</meta:generator>
    <dc:date>2012-05-23T15:59:15.23</dc:date>
    <dc:creator>Knut Øien</dc:creator>
    <meta:document-statistic meta:table-count="0" meta:image-count="0" meta:object-count="0" meta:page-count="1" meta:paragraph-count="14" meta:word-count="154" meta:character-count="898"/>
    <meta:user-defined meta:name="Info 1"/>
    <meta:user-defined meta:name="Info 2"/>
    <meta:user-defined meta:name="Info 3"/>
    <meta:user-defined meta:name="Info 4"/>
  </office:meta>
</office:document-meta>
</file>